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officeooo:rsid="001cb88f" officeooo:paragraph-rsid="001cb88f"/>
    </style:style>
    <style:style style:name="P2" style:family="paragraph" style:parent-style-name="Standard">
      <style:paragraph-properties fo:line-height="115%"/>
      <style:text-properties style:font-name="Arial"/>
    </style:style>
    <style:style style:name="P3" style:family="paragraph" style:parent-style-name="Standard">
      <style:paragraph-properties fo:line-height="150%"/>
      <style:text-properties style:font-name="Arial" fo:font-weight="normal" officeooo:rsid="0017ee65" officeooo:paragraph-rsid="0016b77d" style:font-weight-asian="normal" style:font-weight-complex="normal"/>
    </style:style>
    <style:style style:name="P4" style:family="paragraph" style:parent-style-name="Standard">
      <style:paragraph-properties fo:line-height="115%"/>
      <style:text-properties style:font-name="Arial" fo:font-size="16pt" fo:font-weight="bold" officeooo:rsid="0016b77d" officeooo:paragraph-rsid="0016b77d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/>
      <style:text-properties style:font-name="Arial" fo:font-weight="bold" officeooo:rsid="00274ac4" officeooo:paragraph-rsid="00274ac4" style:font-weight-asian="bold" style:font-weight-complex="bold"/>
    </style:style>
    <style:style style:name="P6" style:family="paragraph" style:parent-style-name="Standard" style:list-style-name="L1">
      <style:paragraph-properties fo:line-height="150%"/>
      <style:text-properties style:font-name="Arial" fo:font-weight="normal" officeooo:rsid="00274ac4" officeooo:paragraph-rsid="00274ac4" style:font-weight-asian="normal" style:font-weight-complex="normal"/>
    </style:style>
    <style:style style:name="P7" style:family="paragraph" style:parent-style-name="Standard" style:list-style-name="L1">
      <style:paragraph-properties fo:line-height="150%"/>
      <style:text-properties style:font-name="Arial" fo:font-weight="normal" officeooo:rsid="002abbf1" officeooo:paragraph-rsid="002abbf1" style:font-weight-asian="normal" style:font-weight-complex="normal"/>
    </style:style>
    <style:style style:name="P8" style:family="paragraph" style:parent-style-name="Standard">
      <style:paragraph-properties fo:line-height="115%"/>
      <style:text-properties style:font-name="Arial" fo:font-weight="normal" officeooo:rsid="001cb88f" officeooo:paragraph-rsid="0017ee65" style:font-weight-asian="normal" style:font-weight-complex="normal"/>
    </style:style>
    <style:style style:name="T1" style:family="text">
      <style:text-properties officeooo:rsid="00274a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orbereitung</text:p>
      <text:p text:style-name="P2"/>
      <text:p text:style-name="P5">Quellen:</text:p>
      <text:list xml:id="list977752408" text:style-name="L1">
        <text:list-item>
          <text:p text:style-name="P6">Raspberry Pi Kompendium (.pdf)</text:p>
        </text:list-item>
        <text:list-item>
          <text:p text:style-name="P6">Raspberry Pi programmieren mit Python (.pdf)</text:p>
        </text:list-item>
        <text:list-item>
          <text:p text:style-name="P6">Einstieg in Python</text:p>
        </text:list-item>
        <text:list-item>
          <text:p text:style-name="P7">Schülerduden Informatik</text:p>
        </text:list-item>
        <text:list-item>
          <text:p text:style-name="P6"><text:a xlink:type="simple" xlink:href="https://tutorials-raspberrypi.de/tag/raspberry-pi-einstieg/" text:style-name="Internet_20_link" text:visited-style-name="Visited_20_Internet_20_Link">https://tutorials-raspberrypi.de/tag/raspberry-pi-einstieg/</text:a></text:p>
        </text:list-item>
        <text:list-item>
          <text:p text:style-name="P6"><text:a xlink:type="simple" xlink:href="https://www.raspberrypi.org/" text:style-name="Internet_20_link" text:visited-style-name="Visited_20_Internet_20_Link">https://www.raspberrypi.org/</text:a></text:p>
        </text:list-item>
        <text:list-item>
          <text:p text:style-name="P6"><text:a xlink:type="simple" xlink:href="http://custom-build-robots.com/" text:style-name="Internet_20_link" text:visited-style-name="Visited_20_Internet_20_Link">http://custom-build-robots.com/</text:a></text:p>
        </text:list-item>
      </text:list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1cb88f" officeooo:paragraph-rsid="001cb88f"/>
    </style:style>
    <style:style style:name="MT1" style:family="text">
      <style:text-properties officeooo:rsid="00274a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<text:span text:style-name="MT1">1</text:span>.0<text:span text:style-name="MT1">4</text:span>.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45S</meta:editing-duration>
    <meta:editing-cycles>10</meta:editing-cycles>
    <meta:generator>LibreOffice/6.0.2.1$Windows_X86_64 LibreOffice_project/f7f06a8f319e4b62f9bc5095aa112a65d2f3ac89</meta:generator>
    <dc:date>2018-04-10T23:57:16.169000000</dc:date>
    <meta:document-statistic meta:table-count="0" meta:image-count="0" meta:object-count="0" meta:page-count="1" meta:paragraph-count="10" meta:word-count="28" meta:character-count="270" meta:non-whitespace-character-count="259"/>
    <meta:user-defined meta:name="Info 1"/>
    <meta:user-defined meta:name="Info 2"/>
    <meta:user-defined meta:name="Info 3"/>
    <meta:user-defined meta:name="Info 4"/>
  </office:meta>
</office:document-meta>
</file>